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41cm" fo:min-width="25.1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192cm" fo:min-width="10.02cm" fo:wrap-option="no-wrap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205cm" fo:min-width="9.217cm" fo:wrap-option="no-wrap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2.823cm" fo:wrap-option="no-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614cm" fo:min-width="25.1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2.022cm" fo:min-width="25.1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8" style:family="paragraph"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9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10" style:family="paragraph">
      <loext:graphic-properties draw:fill="solid" draw:fill-color="#ffff00" draw:opacity="30%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6pt"/>
    </style:style>
    <style:style style:name="P14" style:family="paragraph">
      <style:paragraph-properties style:text-autospace="none"/>
      <style:text-properties fo:font-size="9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style:text-autospace="none"/>
      <style:text-properties fo:font-size="16pt"/>
    </style:style>
    <style:style style:name="P17" style:family="paragraph">
      <style:paragraph-properties style:text-autospace="none"/>
      <style:text-properties style:font-name="Monaco1" fo:font-size="16pt" style:font-name-asian="Monaco1" style:font-size-asian="11pt" style:font-name-complex="Monaco1" style:font-size-complex="11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Monaco1" fo:font-size="16pt" style:font-name-asian="Monaco1" style:font-size-asian="16pt" style:font-name-complex="Monaco1" style:font-size-complex="16pt"/>
    </style:style>
    <style:style style:name="T9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onaco1" fo:font-size="9pt" style:font-name-asian="Monaco1" style:font-size-asian="9pt" style:font-name-complex="Monaco1" style:font-size-complex="9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6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7" style:family="text">
      <style:text-properties fo:color="#ff3333" style:text-outline="false" style:text-line-through-style="none" style:text-line-through-type="none" style:font-name="Monaco1" fo:font-size="16pt" fo:font-style="normal" fo:text-shadow="none" style:text-underline-style="none" fo:font-weight="bold" style:letter-kerning="true" style:font-name-asian="Monaco1" style:font-size-asian="16pt" style:font-style-asian="normal" style:font-weight-asian="bold" style:font-name-complex="Monaco1" style:font-size-complex="16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9" style:family="text">
      <style:text-properties style:font-name="Monaco1" fo:font-size="12pt" style:font-name-asian="Monaco1" style:font-size-asian="12pt" style:font-name-complex="Monaco1" style:font-size-complex="12pt"/>
    </style:style>
    <style:style style:name="T20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1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22" style:family="text">
      <style:text-properties style:font-name="Monaco1" fo:font-size="14pt" style:font-name-asian="Monaco1" style:font-size-asian="14pt" style:font-name-complex="Monaco1" style:font-size-complex="14pt"/>
    </style:style>
    <style:style style:name="T23" style:family="text">
      <style:text-properties fo:color="#000000" style:font-name="Monaco1" fo:font-size="14pt" style:font-name-asian="Monaco1" style:font-size-asian="14pt" style:font-name-complex="Monaco1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304cm" svg:y="1.777cm" presentation:class="title" presentation:user-transformed="true">
          <draw:text-box>
            <text:p><text:span text:style-name="T1">PHP Analysis with Rascal</text:span><text:span text:style-name="T1"><text:line-break/></text:span><text:span text:style-name="T2"><text:line-break/></text:span><text:span text:style-name="T3">Mark Hills</text:span><text:span text:style-name="T2"><text:line-break/></text:span><text:span text:style-name="T3">Paul Klint</text:span><text:span text:style-name="T3"><text:line-break/></text:span><text:span text:style-name="T3">Jurgen Vinju</text:span><text:span text:style-name="T3"><text:line-break/></text:span><text:span text:style-name="T3"><text:line-break/></text:span><text:span text:style-name="T3"><text:line-break/></text:span><text:span text:style-name="T4">Joint work with:</text:span><text:span text:style-name="T4"><text:line-break/></text:span><text:span text:style-name="T5">Chris Mulder, Mike Parks, Ioana Rucareanu, Apil Tamang, Ruud van der Weijde, and many others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alysis is challen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ires Rascal plugin or Rascal shell</text:p>
              </text:list-item>
              <text:list-item>
                <text:p>Code is run from the PHP AiR project directly, available here: <text:a xlink:href="https://github.com/cwi-swat/php-analysis/" xlink:type="simple">https://github.com/cwi-swat/php-analysis/</text:a></text:p>
              </text:list-item>
              <text:list-item>
                <text:p>In tutorial, this is all in <text:span text:style-name="T6">lib</text:span></text:p>
              </text:list-item>
              <text:list-item>
                <text:p>Eclipse or PHP required for parsing, can manipulate existing ASTs without PHP</text:p>
              </text:list-item>
              <text:list-item>
                <text:p>Configuration settings detailed on web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3" draw:layer="layout" svg:width="25.724cm" svg:height="13.024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<text:span text:style-name="T7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rascal&gt;loc wpload = </text:span></text:p>
            <text:p><text:span text:style-name="T8"><text:tab/></text:span><text:span text:style-name="T9">|home:///PHPAnalysis/systems/WordPress/wordpress-4.1.1/wp-load.php|</text:span><text:span text:style-name="T8">;</text:span></text:p>
            <text:p text:style-name="P6"><text:span text:style-name="T8">loc: |</text:span><text:span text:style-name="T10">home:///PHPAnalysis/systems/WordPress/wordpress-4.1.1/wp-load.php</text:span><text:span text:style-name="T8">|</text:span></text:p>
            <text:p text:style-name="P6"><text:span text:style-name="T8"/></text:p>
            <text:p><text:span text:style-name="T8"/></text:p>
            <text:p><text:span text:style-name="T8">rascal&gt;import </text:span><text:span text:style-name="T11">lang::php::ast::AbstractSyntax</text:span><text:span text:style-name="T8">;</text:span></text:p>
            <text:p text:style-name="P6"><text:span text:style-name="T8">ok</text:span></text:p>
            <text:p><text:span text:style-name="T8">rascal&gt;import </text:span><text:span text:style-name="T11">lang::php::ast::System</text:span><text:span text:style-name="T8">;</text:span></text:p>
            <text:p text:style-name="P6"><text:span text:style-name="T8">ok</text:span></text:p>
            <text:p><text:span text:style-name="T8">rascal&gt;import </text:span><text:span text:style-name="T11">lang::php::util::Utils;</text:span></text:p>
            <text:p text:style-name="P6"><text:span text:style-name="T8">ok</text:span></text:p>
            <text:p><text:span text:style-name="T12"/></text:p>
            <text:p><text:span text:style-name="T8">rascal&gt;Script s = </text:span><text:span text:style-name="T9">loadPHPFile(wpload, false, false);</text:span></text:p>
          </draw:text-box>
        </draw:frame>
        <draw:custom-shape draw:style-name="gr3" draw:text-style-name="P5" draw:layer="layout" svg:width="9.642cm" svg:height="0.803cm" svg:x="1.482cm" svg:y="16.652cm">
          <text:p text:style-name="P4"><text:span text:style-name="T7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343cm" svg:y="11.261cm">
          <text:p text:style-name="P4"><text:span text:style-name="T7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229cm" svg:y="16.635cm">
          <text:p text:style-name="P4"><text:span text:style-name="T7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8"><text:span text:style-name="T13">Script: script([</text:span></text:p>
            <text:p text:style-name="P8"><text:span text:style-name="T13"><text:s text:c="4"/></text:span><text:span text:style-name="T13">exprstmt(call(</text:span></text:p>
            <text:p text:style-name="P8"><text:span text:style-name="T13"><text:s text:c="8"/></text:span><text:span text:style-name="T13">name(name("define")),</text:span></text:p>
            <text:p text:style-name="P8"><text:span text:style-name="T13"><text:s text:c="8"/></text:span><text:span text:style-name="T13">[</text:span></text:p>
            <text:p text:style-name="P8"><text:span text:style-name="T13"><text:s text:c="10"/></text:span><text:span text:style-name="T13">actualParameter(</text:span></text:p>
            <text:p text:style-name="P8"><text:span text:style-name="T13"><text:s text:c="12"/></text:span><text:span text:style-name="T13">scalar(string("ABSPATH")),</text:span></text:p>
            <text:p text:style-name="P8"><text:span text:style-name="T13"><text:s text:c="12"/></text:span><text:span text:style-name="T13">false),</text:span></text:p>
            <text:p text:style-name="P8"><text:span text:style-name="T13"><text:s text:c="10"/></text:span><text:span text:style-name="T13">actualParameter(</text:span></text:p>
            <text:p text:style-name="P8"><text:span text:style-name="T13"><text:s text:c="12"/></text:span><text:span text:style-name="T13">binaryOperation(</text:span></text:p>
            <text:p text:style-name="P8"><text:span text:style-name="T13"><text:s text:c="14"/></text:span><text:span text:style-name="T13">call(</text:span></text:p>
            <text:p text:style-name="P8"><text:span text:style-name="T13"><text:s text:c="16"/></text:span><text:span text:style-name="T13">name(name("dirname")),</text:span></text:p>
            <text:p text:style-name="P8"><text:span text:style-name="T13"><text:s text:c="16"/></text:span><text:span text:style-name="T13">[actualParameter(</text:span></text:p>
            <text:p text:style-name="P8"><text:span text:style-name="T13"><text:s text:c="20"/></text:span><text:span text:style-name="T13">scalar(fileConstant()[</text:span></text:p>
            <text:p text:style-name="P8"><text:span text:style-name="T13"><text:s text:c="24"/></text:span><text:span text:style-name="T13">@actualValue="/Projects/rascal-course-pldi-2015/data/systems/WordPress/wordpress-4.2.2/wp-load.php"</text:span></text:p>
            <text:p text:style-name="P8"><text:span text:style-name="T13"><text:s text:c="22"/></text:span><text:span text:style-name="T13">]),</text:span></text:p>
            <text:p text:style-name="P8"><text:span text:style-name="T13"><text:s text:c="20"/></text:span><text:span text:style-name="T13">false)]),</text:span></text:p>
            <text:p text:style-name="P8"><text:span text:style-name="T13"><text:s text:c="14"/></text:span><text:span text:style-name="T13">scalar(string("/")),</text:span></text:p>
            <text:p text:style-name="P8"><text:span text:style-name="T13"><text:s text:c="14"/></text:span><text:span text:style-name="T13">concat()),</text:span></text:p>
            <text:p text:style-name="P8"><text:span text:style-name="T13"><text:s text:c="12"/></text:span><text:span text:style-name="T13">false)</text:span></text:p>
            <text:p text:style-name="P8"><text:span text:style-name="T13"><text:s text:c="8"/></text:span><text:span text:style-name="T13">])),</text:span></text:p>
            <text:p text:style-name="P8"><text:span text:style-name="T13">...</text:span></text:p>
          </draw:text-box>
        </draw:frame>
        <draw:g xml:id="id5" draw:id="id5">
          <draw:custom-shape draw:style-name="gr8" draw:text-style-name="P10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2" draw:id="id2" draw:layer="layout" svg:width="16.199cm" svg:height="2.135cm" svg:x="4.874cm" svg:y="15.561cm">
            <draw:text-box>
              <text:p><text:span text:style-name="T14">Corresponds to:</text:span><text:span text:style-name="T14"><text:line-break/></text:span><text:span text:style-name="T14"><text:line-break/></text:span><text:span text:style-name="T15">define( </text:span><text:span text:style-name="T16">'ABSPATH'</text:span><text:span text:style-name="T15">, dirname(__FILE__) . </text:span><text:span text:style-name="T16">'/' </text:span><text:span text:style-name="T15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Source Locations</text:p>
          </draw:text-box>
        </draw:frame>
        <draw:custom-shape draw:style-name="gr11" draw:text-style-name="P3" draw:layer="layout" svg:width="25.724cm" svg:height="2.243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13"><text:span text:style-name="T8">rascal&gt;Script s = </text:span><text:span text:style-name="T9">loadPHPFile(wpload, </text:span><text:span text:style-name="T17">true</text:span><text:span text:style-name="T9">, fals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, with Locations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14"><text:span text:style-name="T13">Script: script([</text:span></text:p>
            <text:p text:style-name="P14"><text:span text:style-name="T13"><text:s text:c="4"/></text:span><text:span text:style-name="T13">exprstmt(call(</text:span></text:p>
            <text:p text:style-name="P14"><text:span text:style-name="T13"><text:s text:c="8"/></text:span><text:span text:style-name="T13">name(name("define")[</text:span></text:p>
            <text:p text:style-name="P14"><text:span text:style-name="T13"><text:s text:c="12"/></text:span><text:span text:style-name="T13">@at=|home:///PHPAnalysis/systems/WordPress/wordpress-4.1.1/wp-load.php|(617,6,&lt;22,0&gt;,&lt;22,0&gt;)</text:span></text:p>
            <text:p text:style-name="P14"><text:span text:style-name="T13"><text:s text:c="10"/></text:span><text:span text:style-name="T13">]),</text:span></text:p>
            <text:p text:style-name="P14"><text:span text:style-name="T13"><text:s text:c="8"/></text:span><text:span text:style-name="T13">[</text:span></text:p>
            <text:p text:style-name="P14"><text:span text:style-name="T13"><text:s text:c="10"/></text:span><text:span text:style-name="T13">actualParameter(</text:span></text:p>
            <text:p text:style-name="P14"><text:span text:style-name="T13"><text:s text:c="12"/></text:span><text:span text:style-name="T13">scalar(string("ABSPATH"))[</text:span></text:p>
            <text:p text:style-name="P14"><text:span text:style-name="T13"><text:s text:c="14"/></text:span><text:span text:style-name="T13">@at=|home:///PHPAnalysis/systems/WordPress/wordpress-4.1.1/wp-load.php|(625,9,&lt;22,0&gt;,&lt;22,0&gt;)</text:span></text:p>
            <text:p text:style-name="P14"><text:span text:style-name="T13"><text:s text:c="12"/></text:span><text:span text:style-name="T13">],</text:span></text:p>
            <text:p text:style-name="P14"><text:span text:style-name="T13"><text:s text:c="12"/></text:span><text:span text:style-name="T13">false)[</text:span></text:p>
            <text:p text:style-name="P14"><text:span text:style-name="T13"><text:s text:c="12"/></text:span><text:span text:style-name="T13">@at=|home:///PHPAnalysis/systems/WordPress/wordpress-4.1.1/wp-load.php|(625,9,&lt;22,0&gt;,&lt;22,0&gt;)</text:span></text:p>
            <text:p text:style-name="P14"><text:span text:style-name="T13"><text:s text:c="10"/></text:span><text:span text:style-name="T13">],</text:span></text:p>
            <text:p text:style-name="P14"><text:span text:style-name="T13"><text:s text:c="10"/></text:span><text:span text:style-name="T13">actualParameter(</text:span></text:p>
            <text:p text:style-name="P14"><text:span text:style-name="T13"><text:s text:c="12"/></text:span><text:span text:style-name="T13">binaryOperation(</text:span></text:p>
            <text:p text:style-name="P14"><text:span text:style-name="T13"><text:s text:c="14"/></text:span><text:span text:style-name="T13">call(</text:span></text:p>
            <text:p text:style-name="P14"><text:span text:style-name="T13"><text:s text:c="16"/></text:span><text:span text:style-name="T13">name(name("dirname")[</text:span></text:p>
            <text:p text:style-name="P14"><text:span text:style-name="T13"><text:s text:c="20"/></text:span><text:span text:style-name="T13">@at=|home:///PHPAnalysis/systems/WordPress/wordpress-4.1.1/wp-load.php|(636,7,&lt;22,0&gt;,&lt;22,0&gt;)</text:span></text:p>
            <text:p text:style-name="P14"><text:span text:style-name="T13"><text:s text:c="18"/></text:span><text:span text:style-name="T13">]),</text:span></text:p>
            <text:p text:style-name="P14"><text:span text:style-name="T13"><text:s text:c="16"/></text:span><text:span text:style-name="T13">[actualParameter(</text:span></text:p>
            <text:p text:style-name="P14"><text:span text:style-name="T13"><text:s text:c="20"/></text:span><text:span text:style-name="T13">scalar(fileConstant()[</text:span></text:p>
            <text:p text:style-name="P14"><text:span text:style-name="T13"><text:s text:c="24"/></text:span><text:span text:style-name="T13">@actualValue="/PHPAnalysis/systems/WordPress/wordpress-4.1.1/wp-load.php"</text:span></text:p>
            <text:p text:style-name="P14"><text:span text:style-name="T13"><text:s text:c="22"/></text:span><text:span text:style-name="T13">])</text:span></text:p>
            <text:p text:style-name="P14"><text:span text:style-name="T13">...</text:span></text:p>
            <text:p text:style-name="P14"><text:span text:style-name="T13"><text:s text:c="3"/></text:span></text:p>
          </draw:text-box>
        </draw:frame>
        <draw:g xml:id="id6" draw:id="id6">
          <draw:custom-shape draw:style-name="gr8" draw:text-style-name="P10" xml:id="id3" draw:id="id3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4" draw:id="id4" draw:layer="layout" svg:width="16.199cm" svg:height="2.135cm" svg:x="4.874cm" svg:y="15.561cm">
            <draw:text-box>
              <text:p><text:span text:style-name="T14">Corresponds to:</text:span><text:span text:style-name="T14"><text:line-break/></text:span><text:span text:style-name="T14"><text:line-break/></text:span><text:span text:style-name="T15">define( </text:span><text:span text:style-name="T16">'ABSPATH'</text:span><text:span text:style-name="T15">, dirname(__FILE__) . </text:span><text:span text:style-name="T16">'/' </text:span><text:span text:style-name="T15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3" draw:end-shape="id4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ing the AST in Rascal as Text</text:p>
          </draw:text-box>
        </draw:frame>
        <draw:custom-shape draw:style-name="gr12" draw:text-style-name="P3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525cm" svg:y="3.727cm">
          <text:p text:style-name="P15"><text:span text:style-name="T7">Note: Only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13"><text:span text:style-name="T8">rascal&gt;import util::ValueUI;</text:span></text:p>
            <text:p text:style-name="P16"><text:span text:style-name="T8">ok</text:span></text:p>
            <text:p text:style-name="P13"><text:span text:style-name="T8">rascal&gt;text(s);</text:span></text:p>
            <text:p text:style-name="P16"><text:span text:style-name="T8">ok</text:span></text:p>
            <text:p text:style-name="P13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ing an Entire System</text:p>
          </draw:text-box>
        </draw:frame>
        <draw:custom-shape draw:style-name="gr13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0.519cm" svg:height="1.441cm" svg:x="1.927cm" svg:y="14.211cm">
          <text:p text:style-name="P4"><text:span text:style-name="T7">Note: This needs the same libraries </text:span></text:p>
          <text:p text:style-name="P4"><text:span text:style-name="T7">we saw earlier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975.8935361217 -53236.0610263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Select the root of the system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rascal&gt;loc wp422 = </text:span></text:p>
            <text:p><text:span text:style-name="T8"><text:tab/></text:span><text:span text:style-name="T11">|home</text:span><text:span text:style-name="T18">://</text:span><text:span text:style-name="T9">/Projects/rascal-course-pldi-2015/data/systems/WordPress/wordpress-4.2.2|;</text:span></text:p>
            <text:p text:style-name="P6"><text:span text:style-name="T8">loc: </text:span><text:span text:style-name="T11">|home</text:span><text:span text:style-name="T18">://</text:span><text:span text:style-name="T10">/Projects/rascal-course-pldi-2015/data/systems/WordPress/wordpress-4.2.2|;</text:span></text:p>
            <text:p text:style-name="P6"><text:span text:style-name="T8"/></text:p>
            <text:p><text:span text:style-name="T8">rascal&gt;System wp = </text:span><text:span text:style-name="T9">loadPHPFiles(wp422);</text:span></text:p>
          </draw:text-box>
        </draw:frame>
        <draw:custom-shape draw:style-name="gr15" draw:text-style-name="P5" draw:layer="layout" svg:width="9.716cm" svg:height="1.455cm" svg:x="16.925cm" svg:y="12.115cm">
          <text:p text:style-name="P4"><text:span text:style-name="T7">Create a map from locations to </text:span><text:span text:style-name="T7"><text:line-break/></text:span><text:span text:style-name="T7">AS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494.04137079346 -21629.67032967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What if we are just interested in calls to mysql_quer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3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3.322cm" svg:height="0.803cm" svg:x="13.86cm" svg:y="3.394cm">
          <text:p text:style-name="P15"><text:span text:style-name="T7">“</text:span><text:span text:style-name="T7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1420.22067102004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12.077cm" svg:x="1.681cm" svg:y="5.364cm">
          <draw:text-box>
            <text:p text:style-name="P16"><text:span text:style-name="T8">rascal&gt;allCalls = { &lt; c@at, c &gt; | /c:call(_,_) := wp422 };</text:span></text:p>
            <text:p text:style-name="P16"><text:span text:style-name="T8"/></text:p>
            <text:p text:style-name="P17"><text:span text:style-name="T19">rel[loc callLoc,Expr callExpr]: {</text:span></text:p>
            <text:p text:style-name="P17"><text:span text:style-name="T19"><text:s text:c="2"/></text:span><text:span text:style-name="T19">&lt;|home:///Projects/rascal-course-pldi-2015/data/systems/WordPress/wordpress-4.2.2/wp-admin/includes/image.php|(10929,23,&lt;336,0&gt;,&lt;336,0&gt;),call(</text:span></text:p>
            <text:p text:style-name="P17"><text:span text:style-name="T19"><text:s text:c="4"/></text:span><text:span text:style-name="T19">name(name("exif_read_data")[</text:span></text:p>
            <text:p text:style-name="P17"><text:span text:style-name="T19"><text:s text:c="8"/></text:span><text:span text:style-name="T19">@at=|home:///Projects/rascal-course-pldi-2015/data/systems/WordPress/wordpress-4.2.2/wp-admin/includes/image.php|(10929,14,&lt;336,0&gt;,&lt;336,0&gt;)</text:span></text:p>
            <text:p text:style-name="P17"><text:span text:style-name="T19"><text:s text:c="6"/></text:span><text:span text:style-name="T19">]),</text:span></text:p>
            <text:p text:style-name="P17"><text:span text:style-name="T19"><text:s text:c="4"/></text:span><text:span text:style-name="T19">[actualParameter(</text:span></text:p>
            <text:p text:style-name="P17"><text:span text:style-name="T19"><text:s text:c="8"/></text:span><text:span text:style-name="T19">var(name(name("file")))[</text:span></text:p>
            <text:p text:style-name="P17"><text:span text:style-name="T19"><text:s text:c="10"/></text:span><text:span text:style-name="T19">@at=|home:///Projects/rascal-course-pldi-2015/data/systems/WordPress/wordpress-4.2.2/wp-admin/includes/image.php|(10945,5,&lt;336,0&gt;,&lt;336,0&gt;)</text:span></text:p>
            <text:p text:style-name="P17"><text:span text:style-name="T19"><text:s text:c="8"/></text:span><text:span text:style-name="T19">],</text:span></text:p>
            <text:p text:style-name="P17"><text:span text:style-name="T19"><text:s text:c="8"/></text:span><text:span text:style-name="T19">false)[</text:span></text:p>
            <text:p text:style-name="P17"><text:span text:style-name="T19"><text:s text:c="8"/></text:span><text:span text:style-name="T19">@at=|home:///Projects/rascal-course-pldi-2015/data/systems/WordPress/wordpress-4.2.2/wp-admin/includes/image.php|(10945,5,&lt;336,0&gt;,&lt;336,0&gt;)</text:span></text:p>
            <text:p text:style-name="P17"><text:span text:style-name="T19"><text:s text:c="6"/></text:span><text:span text:style-name="T19">]])[</text:span></text:p>
            <text:p text:style-name="P17"><text:span text:style-name="T19"><text:s text:c="4"/></text:span><text:span text:style-name="T19">@at=|home:///Projects/rascal-course-pldi-2015/data/systems/WordPress/wordpress-4.2.2/wp-admin/includes/image.php|(10929,23,&lt;336,0&gt;,&lt;336,0&gt;)</text:span></text:p>
            <text:p text:style-name="P17"><text:span text:style-name="T19"><text:s text:c="2"/></text:span><text:span text:style-name="T19">]&gt;,</text:span></text:p>
            <text:p text:style-name="P17"><text:span text:style-name="T19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3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3.86cm" svg:y="3.394cm">
          <text:p text:style-name="P4"><text:span text:style-name="T7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12.077cm" svg:x="1.681cm" svg:y="5.364cm">
          <draw:text-box>
            <text:p text:style-name="P6"><text:span text:style-name="T8">rascal&gt;allCalls = { &lt; c@at, c &gt; | /c:call(_,_) := wp422 };</text:span></text:p>
            <text:p text:style-name="P6"><text:span text:style-name="T8"/></text:p>
            <text:p text:style-name="P8"><text:span text:style-name="T19">rel[loc callLoc,Expr callExpr]: {</text:span></text:p>
            <text:p text:style-name="P8"><text:span text:style-name="T19"><text:s text:c="2"/></text:span><text:span text:style-name="T19">&lt;|home:///Projects/rascal-course-pldi-2015/data/systems/WordPress/wordpress-4.2.2/wp-admin/includes/image.php|(10929,23,&lt;336,0&gt;,&lt;336,0&gt;),call(</text:span></text:p>
            <text:p text:style-name="P8"><text:span text:style-name="T19"><text:s text:c="4"/></text:span><text:span text:style-name="T19">name(name("exif_read_data")[</text:span></text:p>
            <text:p text:style-name="P8"><text:span text:style-name="T19"><text:s text:c="8"/></text:span><text:span text:style-name="T19">@at=|home:///Projects/rascal-course-pldi-2015/data/systems/WordPress/wordpress-4.2.2/wp-admin/includes/image.php|(10929,14,&lt;336,0&gt;,&lt;336,0&gt;)</text:span></text:p>
            <text:p text:style-name="P8"><text:span text:style-name="T19"><text:s text:c="6"/></text:span><text:span text:style-name="T19">]),</text:span></text:p>
            <text:p text:style-name="P8"><text:span text:style-name="T19"><text:s text:c="4"/></text:span><text:span text:style-name="T19">[actualParameter(</text:span></text:p>
            <text:p text:style-name="P8"><text:span text:style-name="T19"><text:s text:c="8"/></text:span><text:span text:style-name="T19">var(name(name("file")))[</text:span></text:p>
            <text:p text:style-name="P8"><text:span text:style-name="T19"><text:s text:c="10"/></text:span><text:span text:style-name="T19">@at=|home:///Projects/rascal-course-pldi-2015/data/systems/WordPress/wordpress-4.2.2/wp-admin/includes/image.php|(10945,5,&lt;336,0&gt;,&lt;336,0&gt;)</text:span></text:p>
            <text:p text:style-name="P8"><text:span text:style-name="T19"><text:s text:c="8"/></text:span><text:span text:style-name="T19">],</text:span></text:p>
            <text:p text:style-name="P8"><text:span text:style-name="T19"><text:s text:c="8"/></text:span><text:span text:style-name="T19">false)[</text:span></text:p>
            <text:p text:style-name="P8"><text:span text:style-name="T19"><text:s text:c="8"/></text:span><text:span text:style-name="T19">@at=|home:///Projects/rascal-course-pldi-2015/data/systems/WordPress/wordpress-4.2.2/wp-admin/includes/image.php|(10945,5,&lt;336,0&gt;,&lt;336,0&gt;)</text:span></text:p>
            <text:p text:style-name="P8"><text:span text:style-name="T19"><text:s text:c="6"/></text:span><text:span text:style-name="T19">]])[</text:span></text:p>
            <text:p text:style-name="P8"><text:span text:style-name="T19"><text:s text:c="4"/></text:span><text:span text:style-name="T19">@at=|home:///Projects/rascal-course-pldi-2015/data/systems/WordPress/wordpress-4.2.2/wp-admin/includes/image.php|(10929,23,&lt;336,0&gt;,&lt;336,0&gt;)</text:span></text:p>
            <text:p text:style-name="P8"><text:span text:style-name="T19"><text:s text:c="2"/></text:span><text:span text:style-name="T19">]&gt;,</text:span></text:p>
            <text:p text:style-name="P8"><text:span text:style-name="T1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7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15"><text:span text:style-name="T7">The first call returned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0">exif_read_data( $file )</text:span></text:p>
            <text:p text:style-name="P16"><text:span text:style-name="T8"/></text:p>
            <text:p text:style-name="P17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18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15"><text:span text:style-name="T7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12.78cm" svg:x="1.681cm" svg:y="5.364cm">
          <draw:text-box>
            <text:p><text:span text:style-name="T8">rascal&gt;allCalls = { &lt; c@at, c &gt; | </text:span><text:span text:style-name="T21">/</text:span><text:span text:style-name="T8">c</text:span><text:span text:style-name="T21">:</text:span><text:span text:style-name="T8">call</text:span><text:span text:style-name="T21">(</text:span><text:span text:style-name="T8">name</text:span><text:span text:style-name="T21">(</text:span><text:span text:style-name="T8">name</text:span><text:span text:style-name="T21">(</text:span><text:span text:style-name="T8">fn</text:span><text:span text:style-name="T21">)),</text:span><text:span text:style-name="T8">_</text:span><text:span text:style-name="T21">)</text:span><text:span text:style-name="T8"> </text:span><text:span text:style-name="T21">:=</text:span><text:span text:style-name="T8"> wp422</text:span><text:span text:style-name="T21">,</text:span><text:span text:style-name="T8"> </text:span></text:p>
            <text:p><text:span text:style-name="T20"><text:s text:c="34"/></text:span><text:span text:style-name="T21">/</text:span><text:span text:style-name="T8">mysql</text:span><text:span text:style-name="T21">/</text:span><text:span text:style-name="T8"> </text:span><text:span text:style-name="T21">:=</text:span><text:span text:style-name="T8"> fn };</text:span></text:p>
            <text:p text:style-name="P16"><text:span text:style-name="T8"/></text:p>
            <text:p text:style-name="P6"><text:span text:style-name="T19">rel[loc callLoc,Expr callExpr]: {</text:span></text:p>
            <text:p text:style-name="P6"><text:span text:style-name="T19"><text:s text:c="2"/></text:span><text:span text:style-name="T19">&lt;|home:///Projects/rascal-course-pldi-2015/data/systems/WordPress/wordpress-4.2.2/wp-includes/wp-db.php|(16280,63,&lt;851,0&gt;,&lt;851,0&gt;),call(</text:span></text:p>
            <text:p text:style-name="P6"><text:span text:style-name="T19"><text:s text:c="4"/></text:span><text:span text:style-name="T19">name(name("mysqli_query")[</text:span></text:p>
            <text:p text:style-name="P6"><text:span text:style-name="T19"><text:s text:c="8"/></text:span><text:span text:style-name="T19">@at=|home:///Projects/rascal-course-pldi-2015/data/systems/WordPress/wordpress-4.2.2/wp-includes/wp-db.php|(16280,12,&lt;851,0&gt;,&lt;851,0&gt;)</text:span></text:p>
            <text:p text:style-name="P6"><text:span text:style-name="T19"><text:s text:c="6"/></text:span><text:span text:style-name="T19">]),</text:span></text:p>
            <text:p text:style-name="P6"><text:span text:style-name="T19"><text:s text:c="4"/></text:span><text:span text:style-name="T19">[</text:span></text:p>
            <text:p text:style-name="P6"><text:span text:style-name="T19"><text:s text:c="6"/></text:span><text:span text:style-name="T19">actualParameter(</text:span></text:p>
            <text:p text:style-name="P6"><text:span text:style-name="T19"><text:s text:c="8"/></text:span><text:span text:style-name="T19">propertyFetch(</text:span></text:p>
            <text:p text:style-name="P6"><text:span text:style-name="T19"><text:s text:c="10"/></text:span><text:span text:style-name="T19">var(name(name("this")))[</text:span></text:p>
            <text:p text:style-name="P6"><text:span text:style-name="T19"><text:s text:c="12"/></text:span><text:span text:style-name="T19">@at=|home:///Projects/rascal-course-pldi-2015/data/systems/WordPress/wordpress-4.2.2/wp-includes/wp-db.php|(16294,5,&lt;851,0&gt;,&lt;851,0&gt;)</text:span></text:p>
            <text:p text:style-name="P6"><text:span text:style-name="T19"><text:s text:c="10"/></text:span><text:span text:style-name="T19">],</text:span></text:p>
            <text:p text:style-name="P6"><text:span text:style-name="T19"><text:s text:c="10"/></text:span><text:span text:style-name="T19">name(name("dbh")))[</text:span></text:p>
            <text:p text:style-name="P6"><text:span text:style-name="T19"><text:s text:c="10"/></text:span><text:span text:style-name="T19">@at=|home:///Projects/rascal-course-pldi-2015/data/systems/WordPress/wordpress-4.2.2/wp-includes/wp-db.php|(16294,10,&lt;851,0&gt;,&lt;851,0&gt;)</text:span></text:p>
            <text:p text:style-name="P6"><text:span text:style-name="T19"><text:s text:c="8"/></text:span><text:span text:style-name="T19">],</text:span></text:p>
            <text:p text:style-name="P6"><text:span text:style-name="T19"><text:s text:c="8"/></text:span><text:span text:style-name="T19">False)</text:span></text:p>
            <text:p text:style-name="P6"><text:span text:style-name="T19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15"><text:span text:style-name="T7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17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15"><text:span text:style-name="T7">The first call returned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0">mysqli_query( $this-&gt;dbh, "SET SESSION sql_mode='$modes_str'" 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Calls to mysql_query</text:p>
          </draw:text-box>
        </draw:frame>
        <draw:custom-shape draw:style-name="gr19" draw:text-style-name="P3" draw:layer="layout" svg:width="25.724cm" svg:height="2.326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15"><text:span text:style-name="T7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13"><text:span text:style-name="T22">rascal&gt;allCalls = { &lt; c@at, c &gt; | </text:span><text:span text:style-name="T23">/</text:span><text:span text:style-name="T22">c</text:span><text:span text:style-name="T23">:</text:span><text:span text:style-name="T22">call</text:span><text:span text:style-name="T23">(</text:span><text:span text:style-name="T22">name</text:span><text:span text:style-name="T23">(</text:span><text:span text:style-name="T22">name</text:span><text:span text:style-name="T23">(</text:span><text:span text:style-name="T23">“mysql_query”</text:span><text:span text:style-name="T23">)),</text:span><text:span text:style-name="T22">_</text:span><text:span text:style-name="T23">)</text:span><text:span text:style-name="T22"> </text:span><text:span text:style-name="T23">:=</text:span><text:span text:style-name="T22"> wp422 };</text:span></text:p>
            <text:p text:style-name="P16"><text:span text:style-name="T8"/></text:p>
            <text:p text:style-name="P16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Advanced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How can we find dynamic invocations?</text:p>
              </text:list-item>
              <text:list-item>
                <text:p>Which of these call methods versus which call functions? In which cases is analysis needed to determine thi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ing Control Flow Graphs</text:p>
          </draw:text-box>
        </draw:frame>
        <draw:custom-shape draw:style-name="gr13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With Control Flow Graphs</text:p>
          </draw:text-box>
        </draw:frame>
        <draw:custom-shape draw:style-name="gr13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ludes</text:p>
          </draw:text-box>
        </draw:frame>
        <draw:custom-shape draw:style-name="gr13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Show a quick example from ASE pap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 and method counts</text:p>
              </text:list-item>
              <text:list-item>
                <text:p>Cyclomatic complexity</text:p>
              </text:list-item>
              <text:list-item>
                <text:p>Feature occur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2H41M55S</meta:editing-duration>
    <meta:editing-cycles>319</meta:editing-cycles>
    <dc:date>2015-06-10T20:36:15.239671000</dc:date>
    <meta:generator>LibreOffice/4.4.3.2$MacOSX_X86_64 LibreOffice_project/88805f81e9fe61362df02b9941de8e38a9b5fd16</meta:generator>
    <meta:document-statistic meta:object-count="152"/>
    <meta:user-defined meta:name="Info 1"/>
    <meta:user-defined meta:name="Info 2"/>
    <meta:user-defined meta:name="Info 3"/>
    <meta:user-defined meta:name="Info 4"/>
  </office:meta>
</office:document-meta>
</file>